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7cm" svg:stroke-color="#c11b24" draw:stroke-linejoin="round" svg:stroke-linecap="round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solid" draw:fill-color="#c11b24"/>
    </style:style>
    <style:style style:name="gr4" style:family="graphic" style:parent-style-name="standard">
      <style:graphic-properties draw:stroke="solid" svg:stroke-width="0.027cm" svg:stroke-color="#c11b24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22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49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solid" svg:stroke-width="0.027cm" svg:stroke-color="#c11b24" draw:stroke-linejoin="round" svg:stroke-linecap="round" draw:fill="none" draw:textarea-vertical-align="middl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c11b24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Titr" fo:font-size="8pt" style:font-size-asian="8pt" style:font-name-complex="Titr" style:font-size-complex="8pt"/>
    </style:style>
    <style:style style:name="P9" style:family="paragraph">
      <loext:graphic-properties draw:fill="none" draw:fill-color="#ffffff"/>
      <style:text-properties style:font-name="IPAPMincho" fo:font-size="8pt" style:font-size-asian="8pt" style:font-name-complex="Titr" style:font-size-complex="8pt"/>
    </style:style>
    <style:style style:name="P10" style:family="paragraph">
      <loext:graphic-properties draw:fill="none" draw:fill-color="#ffffff"/>
      <style:text-properties style:font-name="Titr" fo:font-size="8pt" style:font-size-asian="8pt" style:font-name-complex="Titr" style:font-size-complex="8pt"/>
    </style:style>
    <style:style style:name="T1" style:family="text">
      <style:text-properties fo:color="#000000" style:font-name="HelveticaNeue1" fo:font-size="6.40000009536743pt" style:font-size-asian="6.40000009536743pt" style:font-name-complex="HelveticaNeue1" style:font-size-complex="6.40000009536743pt"/>
    </style:style>
    <style:style style:name="T2" style:family="text">
      <style:text-properties fo:color="#000000" style:font-name="HelveticaNeue1" fo:font-size="9.89999961853027pt" style:font-size-asian="9.89999961853027pt" style:font-name-complex="HelveticaNeue1" style:font-size-complex="9.89999961853027pt"/>
    </style:style>
    <style:style style:name="T3" style:family="text">
      <style:text-properties style:font-name="Titr" fo:font-size="8pt" style:font-size-asian="8pt" style:font-name-complex="Titr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56cm" svg:height="1.256cm" svg:x="7.463cm" svg:y="0.21cm" svg:viewBox="0 0 1257 1257" svg:d="M1073 184c245 246 245 643 0 889-246 245-644 245-889 0-245-246-245-643 0-889 245-245 643-245 889 0z">
          <text:p/>
        </draw:path>
        <draw:path draw:style-name="gr2" draw:text-style-name="P2" draw:layer="layout" svg:width="1.256cm" svg:height="1.256cm" svg:x="7.463cm" svg:y="0.21cm" svg:viewBox="0 0 1257 1257" svg:d="M1073 184c245 246 245 643 0 889-246 245-644 245-889 0-245-246-245-643 0-889 245-245 643-245 889 0z">
          <text:p/>
        </draw:path>
        <draw:path draw:style-name="gr1" draw:text-style-name="P1" draw:layer="layout" svg:width="1.257cm" svg:height="1.256cm" svg:x="0.19cm" svg:y="0.21cm" svg:viewBox="0 0 1258 1257" svg:d="M1073 184c246 246 246 643 0 889-245 245-642 245-888 0-247-246-247-643 0-889 246-245 643-245 888 0z">
          <text:p/>
        </draw:path>
        <draw:path draw:style-name="gr2" draw:text-style-name="P2" draw:layer="layout" svg:width="1.257cm" svg:height="1.256cm" svg:x="0.19cm" svg:y="0.21cm" svg:viewBox="0 0 1258 1257" svg:d="M1073 184c246 246 246 643 0 889-245 245-642 245-888 0-247-246-247-643 0-889 246-245 643-245 888 0z">
          <text:p/>
        </draw:path>
        <draw:path draw:style-name="gr1" draw:text-style-name="P1" draw:layer="layout" svg:width="1.256cm" svg:height="1.256cm" svg:x="1.947cm" svg:y="0.21cm" svg:viewBox="0 0 1257 1257" svg:d="M1073 184c245 246 245 643 0 889-245 245-644 245-889 0-245-246-245-643 0-889 245-245 644-245 889 0z">
          <text:p/>
        </draw:path>
        <draw:path draw:style-name="gr2" draw:text-style-name="P2" draw:layer="layout" svg:width="1.256cm" svg:height="1.256cm" svg:x="1.947cm" svg:y="0.21cm" svg:viewBox="0 0 1257 1257" svg:d="M1073 184c245 246 245 643 0 889-245 245-644 245-889 0-245-246-245-643 0-889 245-245 644-245 889 0z">
          <text:p/>
        </draw:path>
        <draw:line draw:style-name="gr2" draw:text-style-name="P2" draw:layer="layout" svg:x1="1.459cm" svg:y1="0.837cm" svg:x2="1.753cm" svg:y2="0.837cm">
          <text:p/>
        </draw:line>
        <draw:polygon draw:style-name="gr3" draw:text-style-name="P3" draw:layer="layout" svg:width="0.134cm" svg:height="0.101cm" svg:x="1.753cm" svg:y="0.787cm" svg:viewBox="0 0 135 102" draw:points="135,51 0,0 0,102">
          <text:p/>
        </draw:polygon>
        <draw:polygon draw:style-name="gr4" draw:text-style-name="P2" draw:layer="layout" svg:width="0.134cm" svg:height="0.101cm" svg:x="1.753cm" svg:y="0.787cm" svg:viewBox="0 0 135 102" draw:points="135,51 0,0 0,102">
          <text:p/>
        </draw:polygon>
        <draw:path draw:style-name="gr1" draw:text-style-name="P1" draw:layer="layout" svg:width="1.256cm" svg:height="1.256cm" svg:x="4.705cm" svg:y="0.21cm" svg:viewBox="0 0 1257 1257" svg:d="M1073 184c245 246 245 643 0 889-245 245-643 245-889 0-245-246-245-643 0-889 246-245 644-245 889 0z">
          <text:p/>
        </draw:path>
        <draw:path draw:style-name="gr2" draw:text-style-name="P2" draw:layer="layout" svg:width="1.256cm" svg:height="1.256cm" svg:x="4.705cm" svg:y="0.21cm" svg:viewBox="0 0 1257 1257" svg:d="M1073 184c245 246 245 643 0 889-245 245-643 245-889 0-245-246-245-643 0-889 246-245 644-245 889 0z">
          <text:p/>
        </draw:path>
        <draw:path draw:style-name="gr1" draw:text-style-name="P1" draw:layer="layout" svg:width="1.256cm" svg:height="1.256cm" svg:x="4.705cm" svg:y="4.542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4.705cm" svg:y="4.542cm" svg:viewBox="0 0 1257 1257" svg:d="M1073 184c245 247 245 644 0 889s-643 245-889 0c-245-245-245-642 0-889 246-245 644-245 889 0z">
          <text:p/>
        </draw:path>
        <draw:frame draw:style-name="gr5" draw:text-style-name="P5" draw:layer="layout" svg:width="0.226cm" svg:height="0.259cm" svg:x="5.222cm" svg:y="0.711cm">
          <draw:text-box>
            <text:p text:style-name="P4"><text:span text:style-name="T1">…</text:span></text:p>
          </draw:text-box>
        </draw:frame>
        <draw:path draw:style-name="gr1" draw:text-style-name="P1" draw:layer="layout" svg:width="1.256cm" svg:height="1.256cm" svg:x="1.947cm" svg:y="4.542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.947cm" svg:y="4.542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5.159cm" svg:y="4.975cm">
          <draw:text-box>
            <text:p text:style-name="P4"><text:span text:style-name="T2">…</text:span></text:p>
          </draw:text-box>
        </draw:frame>
        <draw:polygon draw:style-name="gr3" draw:text-style-name="P3" draw:layer="layout" svg:width="0.136cm" svg:height="0.101cm" svg:x="4.51cm" svg:y="0.83cm" svg:viewBox="0 0 137 102" draw:points="137,43 0,0 5,102">
          <text:p/>
        </draw:polygon>
        <draw:polygon draw:style-name="gr4" draw:text-style-name="P2" draw:layer="layout" svg:width="0.136cm" svg:height="0.101cm" svg:x="4.51cm" svg:y="0.83cm" svg:viewBox="0 0 137 102" draw:points="137,43 0,0 5,102">
          <text:p/>
        </draw:polygon>
        <draw:path draw:style-name="gr1" draw:text-style-name="P1" draw:layer="layout" svg:width="1.256cm" svg:height="1.256cm" svg:x="7.463cm" svg:y="4.542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7.463cm" svg:y="4.542cm" svg:viewBox="0 0 1257 1257" svg:d="M1073 184c245 247 245 644 0 889-246 245-644 245-889 0s-245-642 0-889c245-245 643-245 889 0z">
          <text:p/>
        </draw:path>
        <draw:line draw:style-name="gr2" draw:text-style-name="P2" draw:layer="layout" svg:x1="8.105cm" svg:y1="1.479cm" svg:x2="8.085cm" svg:y2="2.307cm">
          <text:p/>
        </draw:line>
        <draw:polygon draw:style-name="gr3" draw:text-style-name="P3" draw:layer="layout" svg:width="0.1cm" svg:height="0.133cm" svg:x="8.041cm" svg:y="2.218cm" svg:viewBox="0 0 101 134" draw:points="51,134 101,0 0,0">
          <text:p/>
        </draw:polygon>
        <draw:polygon draw:style-name="gr4" draw:text-style-name="P2" draw:layer="layout" svg:width="0.1cm" svg:height="0.133cm" svg:x="8.041cm" svg:y="2.218cm" svg:viewBox="0 0 101 134" draw:points="51,134 101,0 0,0">
          <text:p/>
        </draw:polygon>
        <draw:line draw:style-name="gr2" draw:text-style-name="P2" draw:layer="layout" svg:x1="2.864cm" svg:y1="4.593cm" svg:x2="4.896cm" svg:y2="1.291cm">
          <text:p/>
        </draw:line>
        <draw:polygon draw:style-name="gr3" draw:text-style-name="P3" draw:layer="layout" svg:width="0.131cm" svg:height="0.13cm" draw:transform="rotate (0.261799387799149) translate (4.7528640799796cm 1.340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4.7528640799796cm 1.34071527973542cm)" svg:viewBox="0 0 132 131" draw:points="132,0 0,60 73,131">
          <text:p/>
        </draw:polygon>
        <draw:frame draw:style-name="gr7" draw:text-style-name="P7" draw:layer="layout" svg:width="0.593cm" svg:height="0.66cm" svg:x="0.55cm" svg:y="0.50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7" draw:layer="layout" svg:width="0.7cm" svg:height="0.756cm" svg:x="2.233cm" svg:y="0.47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7" draw:layer="layout" svg:width="0.745cm" svg:height="0.756cm" svg:x="7.752cm" svg:y="0.4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7" draw:layer="layout" svg:width="0.712cm" svg:height="0.756cm" svg:x="2.233cm" svg:y="4.78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7" draw:layer="layout" svg:width="0.757cm" svg:height="0.756cm" svg:x="7.738cm" svg:y="4.78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1" draw:text-style-name="P1" draw:layer="layout" svg:width="1.256cm" svg:height="1.256cm" svg:x="4.705cm" svg:y="2.367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4.705cm" svg:y="2.367cm" svg:viewBox="0 0 1257 1257" svg:d="M1073 184c245 247 245 644 0 889s-643 245-889 0c-245-245-245-642 0-889 246-245 644-245 889 0z">
          <text:p/>
        </draw:path>
        <draw:path draw:style-name="gr1" draw:text-style-name="P1" draw:layer="layout" svg:width="1.256cm" svg:height="1.256cm" svg:x="1.947cm" svg:y="2.367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.947cm" svg:y="2.367cm" svg:viewBox="0 0 1257 1257" svg:d="M1073 184c245 247 245 644 0 889s-644 245-889 0-245-642 0-889c245-245 644-245 889 0z">
          <text:p/>
        </draw:path>
        <draw:frame draw:style-name="gr6" draw:text-style-name="P6" draw:layer="layout" svg:width="0.349cm" svg:height="0.403cm" svg:x="5.159cm" svg:y="2.8cm">
          <draw:text-box>
            <text:p text:style-name="P4"><text:span text:style-name="T2">…</text:span></text:p>
          </draw:text-box>
        </draw:frame>
        <draw:path draw:style-name="gr1" draw:text-style-name="P1" draw:layer="layout" svg:width="1.256cm" svg:height="1.256cm" svg:x="7.463cm" svg:y="2.367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7.463cm" svg:y="2.367cm" svg:viewBox="0 0 1257 1257" svg:d="M1073 184c245 247 245 644 0 889-246 245-644 245-889 0s-245-642 0-889c245-245 643-245 889 0z">
          <text:p/>
        </draw:path>
        <draw:frame draw:style-name="gr7" draw:text-style-name="P7" draw:layer="layout" svg:width="0.713cm" svg:height="0.756cm" svg:x="2.233cm" svg:y="2.6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7" draw:layer="layout" svg:width="0.758cm" svg:height="0.756cm" svg:x="7.738cm" svg:y="2.6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2" draw:text-style-name="P2" draw:layer="layout" svg:x1="3.206cm" svg:y1="0.875cm" svg:x2="4.516cm" svg:y2="0.875cm">
          <text:p/>
        </draw:line>
        <draw:polygon draw:style-name="gr3" draw:text-style-name="P3" draw:layer="layout" svg:width="0.136cm" svg:height="0.101cm" svg:x="7.267cm" svg:y="0.831cm" svg:viewBox="0 0 137 102" draw:points="137,43 0,0 5,102">
          <text:p/>
        </draw:polygon>
        <draw:polygon draw:style-name="gr4" draw:text-style-name="P2" draw:layer="layout" svg:width="0.136cm" svg:height="0.101cm" svg:x="7.267cm" svg:y="0.831cm" svg:viewBox="0 0 137 102" draw:points="137,43 0,0 5,102">
          <text:p/>
        </draw:polygon>
        <draw:line draw:style-name="gr2" draw:text-style-name="P2" draw:layer="layout" svg:x1="5.963cm" svg:y1="0.876cm" svg:x2="7.273cm" svg:y2="0.876cm">
          <text:p/>
        </draw:line>
        <draw:frame draw:style-name="gr5" draw:text-style-name="P5" draw:layer="layout" svg:width="0.226cm" svg:height="0.259cm" svg:x="5.215cm" svg:y="0.712cm">
          <draw:text-box>
            <text:p text:style-name="P4"><text:span text:style-name="T1">…</text:span></text:p>
          </draw:text-box>
        </draw:frame>
        <draw:polygon draw:style-name="gr3" draw:text-style-name="P3" draw:layer="layout" svg:width="0.136cm" svg:height="0.101cm" svg:x="4.503cm" svg:y="0.831cm" svg:viewBox="0 0 137 102" draw:points="137,43 0,0 5,102">
          <text:p/>
        </draw:polygon>
        <draw:polygon draw:style-name="gr4" draw:text-style-name="P2" draw:layer="layout" svg:width="0.136cm" svg:height="0.101cm" svg:x="4.503cm" svg:y="0.831cm" svg:viewBox="0 0 137 102" draw:points="137,43 0,0 5,102">
          <text:p/>
        </draw:polygon>
        <draw:line draw:style-name="gr2" draw:text-style-name="P2" draw:layer="layout" svg:x1="3.199cm" svg:y1="0.876cm" svg:x2="4.509cm" svg:y2="0.876cm">
          <text:p/>
        </draw:line>
        <draw:line draw:style-name="gr2" draw:text-style-name="P2" draw:layer="layout" svg:x1="5.355cm" svg:y1="1.471cm" svg:x2="5.335cm" svg:y2="2.299cm">
          <text:p/>
        </draw:line>
        <draw:polygon draw:style-name="gr3" draw:text-style-name="P3" draw:layer="layout" svg:width="0.1cm" svg:height="0.133cm" svg:x="5.291cm" svg:y="2.21cm" svg:viewBox="0 0 101 134" draw:points="51,134 101,0 0,0">
          <text:p/>
        </draw:polygon>
        <draw:polygon draw:style-name="gr4" draw:text-style-name="P2" draw:layer="layout" svg:width="0.1cm" svg:height="0.133cm" svg:x="5.291cm" svg:y="2.21cm" svg:viewBox="0 0 101 134" draw:points="51,134 101,0 0,0">
          <text:p/>
        </draw:polygon>
        <draw:line draw:style-name="gr2" draw:text-style-name="P2" draw:layer="layout" svg:x1="2.565cm" svg:y1="1.477cm" svg:x2="2.545cm" svg:y2="2.305cm">
          <text:p/>
        </draw:line>
        <draw:polygon draw:style-name="gr3" draw:text-style-name="P3" draw:layer="layout" svg:width="0.1cm" svg:height="0.133cm" svg:x="2.501cm" svg:y="2.216cm" svg:viewBox="0 0 101 134" draw:points="51,134 101,0 0,0">
          <text:p/>
        </draw:polygon>
        <draw:polygon draw:style-name="gr4" draw:text-style-name="P2" draw:layer="layout" svg:width="0.1cm" svg:height="0.133cm" svg:x="2.501cm" svg:y="2.216cm" svg:viewBox="0 0 101 134" draw:points="51,134 101,0 0,0">
          <text:p/>
        </draw:polygon>
        <draw:line draw:style-name="gr8" draw:text-style-name="P8" draw:layer="layout" svg:x1="2.566cm" svg:y1="3.641cm" svg:x2="2.546cm" svg:y2="4.469cm">
          <text:p/>
        </draw:line>
        <draw:polygon draw:style-name="gr3" draw:text-style-name="P3" draw:layer="layout" svg:width="0.1cm" svg:height="0.133cm" svg:x="2.502cm" svg:y="4.38cm" svg:viewBox="0 0 101 134" draw:points="51,134 101,0 0,0">
          <text:p/>
        </draw:polygon>
        <draw:polygon draw:style-name="gr4" draw:text-style-name="P2" draw:layer="layout" svg:width="0.1cm" svg:height="0.133cm" svg:x="2.502cm" svg:y="4.38cm" svg:viewBox="0 0 101 134" draw:points="51,134 101,0 0,0">
          <text:p/>
        </draw:polygon>
        <draw:line draw:style-name="gr2" draw:text-style-name="P2" draw:layer="layout" svg:x1="5.348cm" svg:y1="3.642cm" svg:x2="5.328cm" svg:y2="4.47cm">
          <text:p/>
        </draw:line>
        <draw:polygon draw:style-name="gr3" draw:text-style-name="P3" draw:layer="layout" svg:width="0.1cm" svg:height="0.133cm" svg:x="5.284cm" svg:y="4.381cm" svg:viewBox="0 0 101 134" draw:points="51,134 101,0 0,0">
          <text:p/>
        </draw:polygon>
        <draw:polygon draw:style-name="gr4" draw:text-style-name="P2" draw:layer="layout" svg:width="0.1cm" svg:height="0.133cm" svg:x="5.284cm" svg:y="4.381cm" svg:viewBox="0 0 101 134" draw:points="51,134 101,0 0,0">
          <text:p/>
        </draw:polygon>
        <draw:line draw:style-name="gr2" draw:text-style-name="P2" draw:layer="layout" svg:x1="8.101cm" svg:y1="3.627cm" svg:x2="8.081cm" svg:y2="4.455cm">
          <text:p/>
        </draw:line>
        <draw:polygon draw:style-name="gr3" draw:text-style-name="P3" draw:layer="layout" svg:width="0.1cm" svg:height="0.133cm" svg:x="8.037cm" svg:y="4.366cm" svg:viewBox="0 0 101 134" draw:points="51,134 101,0 0,0">
          <text:p/>
        </draw:polygon>
        <draw:polygon draw:style-name="gr4" draw:text-style-name="P2" draw:layer="layout" svg:width="0.1cm" svg:height="0.133cm" svg:x="8.037cm" svg:y="4.366cm" svg:viewBox="0 0 101 134" draw:points="51,134 101,0 0,0">
          <text:p/>
        </draw:polygon>
        <draw:line draw:style-name="gr2" draw:text-style-name="P2" draw:layer="layout" svg:x1="5.609cm" svg:y1="4.593cm" svg:x2="7.641cm" svg:y2="1.291cm">
          <text:p/>
        </draw:line>
        <draw:polygon draw:style-name="gr3" draw:text-style-name="P3" draw:layer="layout" svg:width="0.131cm" svg:height="0.13cm" draw:transform="rotate (0.261799387799149) translate (7.5108640799796cm 1.33571527973542cm)" svg:viewBox="0 0 132 131" draw:points="132,0 0,60 73,131">
          <text:p/>
        </draw:polygon>
        <draw:polygon draw:style-name="gr4" draw:text-style-name="P2" draw:layer="layout" svg:width="0.131cm" svg:height="0.13cm" draw:transform="rotate (0.261799387799149) translate (7.5108640799796cm 1.33571527973542cm)" svg:viewBox="0 0 132 131" draw:points="132,0 0,60 73,131">
          <text:p/>
        </draw:polygon>
        <draw:frame draw:style-name="gr9" draw:text-style-name="P9" draw:layer="layout" svg:width="1.905cm" svg:height="0.762cm" svg:x="0.832cm" svg:y="3.704cm">
          <draw:text-box>
            <text:p><text:span text:style-name="T3">S</text:span><text:span text:style-name="T3">a</text:span><text:span text:style-name="T3">m</text:span><text:span text:style-name="T3">p</text:span><text:span text:style-name="T3">l</text:span><text:span text:style-name="T3">i</text:span><text:span text:style-name="T3">n</text:span><text:span text:style-name="T3">g</text:span></text:p>
          </draw:text-box>
        </draw:frame>
        <draw:frame draw:style-name="gr9" draw:text-style-name="P10" draw:layer="layout" svg:width="1.905cm" svg:height="0.762cm" svg:x="3.633cm" svg:y="3.704cm">
          <draw:text-box>
            <text:p><text:span text:style-name="T3">Samp</text:span><text:span text:style-name="T3">ling</text:span></text:p>
          </draw:text-box>
        </draw:frame>
        <draw:frame draw:style-name="gr9" draw:text-style-name="P10" draw:layer="layout" svg:width="1.905cm" svg:height="0.762cm" svg:x="6.334cm" svg:y="3.704cm">
          <draw:text-box>
            <text:p><text:span text:style-name="T3">Sa</text:span><text:span text:style-name="T3">m</text:span><text:span text:style-name="T3">pli</text:span><text:span text:style-name="T3">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5.9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7:54:33.885072138</meta:creation-date>
    <dc:date>2018-12-31T19:22:58.567669236</dc:date>
    <meta:editing-duration>PT25M58S</meta:editing-duration>
    <meta:editing-cycles>5</meta:editing-cycles>
    <meta:generator>LibreOffice/5.1.6.2$Linux_X86_64 LibreOffice_project/10m0$Build-2</meta:generator>
    <meta:document-statistic meta:object-count="70"/>
  </office:meta>
</office:document-meta>
</file>

<file path=Object 10/content.xml><?xml version="1.0" encoding="utf-8"?>
<math xmlns="http://www.w3.org/1998/Math/MathML" display="block">
  <semantics>
    <msub>
      <mi>h</mi>
      <mi>L</mi>
    </msub>
    <annotation encoding="StarMath 5.0">h_L</annotation>
  </semantics>
</math>
</file>

<file path=Object 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2/content.xml><?xml version="1.0" encoding="utf-8"?>
<math xmlns="http://www.w3.org/1998/Math/MathML" display="block">
  <semantics>
    <msub>
      <mi>x</mi>
      <mi>L</mi>
    </msub>
    <annotation encoding="StarMath 5.0">x_L</annotation>
  </semantics>
</math>
</file>

<file path=Object 13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14/content.xml><?xml version="1.0" encoding="utf-8"?>
<math xmlns="http://www.w3.org/1998/Math/MathML" display="block">
  <semantics>
    <msub>
      <mi>q</mi>
      <mi>L</mi>
    </msub>
    <annotation encoding="StarMath 5.0">q_L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9/content.xml><?xml version="1.0" encoding="utf-8"?>
<math xmlns="http://www.w3.org/1998/Math/MathML" display="block">
  <semantics>
    <msub>
      <mi>h</mi>
      <mn>1</mn>
    </msub>
    <annotation encoding="StarMath 5.0">h_1</annotation>
  </semantics>
</math>
</file>